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fo:background-color="#ffffff">
        <style:tab-stops>
          <style:tab-stop style:position="9.252cm"/>
          <style:tab-stop style:position="16.501cm" style:type="right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212cm" style:contextual-spacing="false" fo:line-height="100%" fo:text-align="justify" style:justify-single-word="false" fo:text-indent="0cm" style:auto-text-indent="false" fo:background-color="#ffffff">
        <style:tab-stops>
          <style:tab-stop style:position="13.503cm"/>
          <style:tab-stop style:position="16.997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 fo:keep-with-next="always"/>
    </style:style>
    <style:style style:name="P6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 fo:keep-with-next="always">
        <style:tab-stops>
          <style:tab-stop style:position="16.002cm"/>
        </style:tab-stops>
      </style:paragraph-properties>
    </style:style>
    <style:style style:name="P7" style:family="paragraph" style:parent-style-name="Standard" style:master-page-name="First_20_Page">
      <loext:graphic-properties draw:fill="solid" draw:fill-color="#ffffff"/>
      <style:paragraph-properties fo:margin-left="0cm" fo:margin-right="0cm" fo:margin-top="0.018cm" fo:margin-bottom="0cm" style:contextual-spacing="false" fo:line-height="100%" fo:text-align="center" style:justify-single-word="false" fo:text-indent="0cm" style:auto-text-indent="false" style:page-number="1" fo:background-color="#ffffff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.018cm" fo:margin-bottom="0cm" style:contextual-spacing="false" fo:line-height="100%" fo:text-align="center" style:justify-single-word="false" fo:text-indent="0cm" style:auto-text-indent="false" fo:background-color="#ffffff"/>
      <style:text-properties fo:font-weight="bold" style:font-weight-asian="bold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>
        <style:tab-stops>
          <style:tab-stop style:position="16.002cm" style:type="right"/>
          <style:tab-stop style:position="16.923cm" style:type="right"/>
        </style:tab-stops>
      </style:paragraph-properties>
      <style:text-properties fo:color="#000000" loext:opacity="100%" style:text-underline-style="solid" style:text-underline-width="auto" style:text-underline-color="font-color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7pt" style:font-size-asian="7pt" style:font-size-complex="7pt"/>
    </style:style>
    <style:style style:name="P11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 fo:keep-with-next="always"/>
      <style:text-properties fo:color="#000000" loext:opacity="100%"/>
    </style:style>
    <style:style style:name="P12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 fo:keep-with-next="always">
        <style:tab-stops>
          <style:tab-stop style:position="16.002cm"/>
        </style:tab-stops>
      </style:paragraph-properties>
      <style:text-properties fo:color="#000000" loext:opacity="100%"/>
    </style:style>
    <style:style style:name="P13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>
        <style:tab-stops>
          <style:tab-stop style:position="16.002cm"/>
        </style:tab-stops>
      </style:paragraph-properties>
      <style:text-properties fo:color="#000000" loext:opacity="100%" style:text-underline-style="solid" style:text-underline-width="auto" style:text-underline-color="font-color"/>
    </style:style>
    <style:style style:name="P14" style:family="paragraph" style:parent-style-name="Standard">
      <style:paragraph-properties fo:margin-left="12.252cm" fo:margin-right="0cm" fo:margin-top="0.212cm" fo:margin-bottom="0cm" style:contextual-spacing="false" fo:line-height="100%" fo:text-indent="0cm" style:auto-text-indent="false">
        <style:tab-stops>
          <style:tab-stop style:position="4.251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13.753cm" fo:margin-right="0cm" fo:text-indent="0cm" style:auto-text-indent="false">
        <style:tab-stops>
          <style:tab-stop style:position="5.502cm"/>
        </style:tab-stops>
      </style:paragraph-properties>
      <style:text-properties fo:font-size="7pt" style:font-size-asian="7pt" style:font-size-complex="7pt"/>
    </style:style>
    <style:style style:name="P16" style:family="paragraph" style:parent-style-name="Standard">
      <style:paragraph-properties fo:margin-left="15.002cm" fo:margin-right="0cm" fo:text-indent="0cm" style:auto-text-indent="false">
        <style:tab-stops>
          <style:tab-stop style:position="5.502cm"/>
        </style:tab-stops>
      </style:paragraph-properties>
      <style:text-properties fo:font-size="8pt" style:font-size-asian="8pt" style:font-size-complex="8pt"/>
    </style:style>
    <style:style style:name="P17" style:family="paragraph" style:parent-style-name="Standard">
      <style:paragraph-properties fo:margin-left="13.503cm" fo:margin-right="0cm" fo:text-indent="0cm" style:auto-text-indent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paragraph-properties fo:margin-left="14.503cm" fo:margin-right="0cm" fo:text-indent="0.005cm" style:auto-text-indent="false"/>
      <style:text-properties fo:font-size="7pt" style:font-size-asian="7pt" style:font-size-complex="7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 style:font-size-complex="14pt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solid" style:text-underline-width="auto" style:text-underline-color="font-color" officeooo:rsid="0015d2af"/>
    </style:style>
    <style:style style:name="T5" style:family="text">
      <style:text-properties fo:color="#000000" loext:opacity="100%" officeooo:rsid="0015d2af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5d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Отзыв <text:line-break/></text:span><text:span text:style-name="T6">ответственного за практику от профильной организации</text:span></text:p>
      <text:p text:style-name="P8">о работе студента</text:p>
      <text:p text:style-name="P3"><text:span text:style-name="T1">студента ПНИПУ группы РИС-19 </text:span><text:span text:style-name="T4">Миннахметова Эльдара Юлдашевича</text:span><text:span text:style-name="T1"> </text:span>с места прохождения практики<text:span text:style-name="T1">.</text:span></text:p>
      <text:p text:style-name="P4"><text:bookmark text:name="_heading=h.gjdgxs"/><text:span text:style-name="T1">Практика проводилась на базе</text:span><text:span text:style-name="T3"> </text:span><text:span text:style-name="T4">ООО «Комплексные системы»</text:span><text:span text:style-name="T1"> с </text:span><text:span text:style-name="T5">05</text:span><text:span text:style-name="T1">.0</text:span><text:span text:style-name="T5">7</text:span><text:span text:style-name="T1">.2021 по </text:span><text:span text:style-name="T5">02</text:span><text:span text:style-name="T1">.0</text:span><text:span text:style-name="T5">8</text:span><text:span text:style-name="T1">.2021.</text:span></text:p>
      <text:p text:style-name="P5">Профессиональные задачи<text:span text:style-name="T1">, выполненные студентом:</text:span></text:p>
      <text:p text:style-name="P9"><text:s text:c="74"/></text:p>
      <text:p text:style-name="P11">Полнота и качество выполнения программы практики:</text:p>
      <text:p text:style-name="P9"><text:s text:c="74"/></text:p>
      <text:p text:style-name="P11">Отношение студента к выполнению заданий, полученных в период практики:</text:p>
      <text:p text:style-name="P9"><text:s text:c="74"/></text:p>
      <text:p text:style-name="P12">Выводы о профессиональной пригодности студента, комментарии о проявленных им личных и профессиональных качествах: </text:p>
      <text:p text:style-name="P9"><text:s text:c="74"/></text:p>
      <text:p text:style-name="P6"><text:span text:style-name="T1">Рекомендуемая оценка по практике (по пятибалльной шкале): </text:span><text:span text:style-name="T4">5 (отлично)</text:span></text:p>
      <text:p text:style-name="P12">Ответственный за практику от профильной организации</text:p>
      <text:p text:style-name="P13">ДОЛЖНОСТЬ ФИО <text:s text:c="73"/></text:p>
      <text:p text:style-name="P10">(должность, Фамилия, Имя, Отчество)</text:p>
      <text:p text:style-name="P14">___________________</text:p>
      <text:p text:style-name="P15">(подпись)</text:p>
      <text:p text:style-name="P16">МП</text:p>
      <text:p text:style-name="P17"><text:span text:style-name="T7">02</text:span>.0<text:span text:style-name="T7">8</text:span>.2021</text:p>
      <text:p text:style-name="P18">(дата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Footnote" style:family="paragraph" style:parent-style-name="normal" style:default-outline-level="" style:class="extra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MP2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07:01:00</meta:creation-date>
    <meta:initial-creator>Ковалева Ирина Геннадьевна</meta:initial-creator>
    <meta:generator>LibreOffice/7.1.5.2$Linux_X86_64 LibreOffice_project/85f04e9f809797b8199d13c421bd8a2b025d52b5</meta:generator>
    <dc:date>2021-08-26T12:04:19.649757447</dc:date>
    <meta:editing-duration>PT30M38S</meta:editing-duration>
    <meta:editing-cycles>1</meta:editing-cycles>
    <meta:document-statistic meta:table-count="0" meta:image-count="0" meta:object-count="0" meta:page-count="1" meta:paragraph-count="22" meta:word-count="91" meta:character-count="1113" meta:non-whitespace-character-count="6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